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text-underline-style="none" fo:font-weight="bold" style:font-weight-asian="bold" style:font-weight-complex="bold"/>
    </style:style>
    <style:style style:name="P2" style:family="paragraph" style:parent-style-name="Standard">
      <style:paragraph-properties fo:text-align="justify" style:justify-single-word="false"/>
      <style:text-properties fo:language="fr" fo:country="FR" style:text-underline-style="none"/>
    </style:style>
    <style:style style:name="P3" style:family="paragraph" style:parent-style-name="Standard">
      <style:paragraph-properties fo:text-align="justify" style:justify-single-word="false"/>
      <style:text-properties fo:language="fr" fo:country="FR" style:text-underline-style="solid" style:text-underline-width="auto" style:text-underline-color="font-color"/>
    </style:style>
    <style:style style:name="P4" style:family="paragraph" style:parent-style-name="Standard">
      <style:paragraph-properties fo:text-align="justify" style:justify-single-word="false"/>
      <style:text-properties fo:language="fr" fo:country="FR" fo:font-style="italic" style:text-underline-style="solid" style:text-underline-width="auto" style:text-underline-color="font-color" style:font-style-asian="italic" style:font-style-complex="italic"/>
    </style:style>
    <style:style style:name="P5" style:family="paragraph" style:parent-style-name="Standard">
      <style:paragraph-properties fo:text-align="justify" style:justify-single-word="false"/>
      <style:text-properties fo:language="fr" fo:country="FR" fo:font-style="italic" style:text-underline-style="none"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en UML Décembre 2011</text:p>
      <text:p text:style-name="P2"/>
      <text:p text:style-name="P3">Diagramme d'états-transitions : une branche d'un dépôt local Git</text:p>
      <text:p text:style-name="P2"/>
      <text:p text:style-name="P2">Git est un gestionnaire de versions décentralisé (DVCS). Il permet de conserver l'historique des modifications de plusieurs fichiers d'un projet regroupés en dépôt. Il existe un dépôt distant pour le projet, et chaque membre possède une copie locale de ce dépôt. Git peut être manipulé à travers des commandes simples. On étudie ici les états successifs d'une branche d'un dépôt local.</text:p>
      <text:p text:style-name="P2"/>
      <text:p text:style-name="P2">Git permet à chaque membre du projet de travailler et de sauvegarder l'historique des modifications qu'il opère au sein de son dépôt local, indépendamment du dépôt distant. Pour sauvegarder une modification, il suffit de la commiter en l'accompagnant d'un message descriptif. Quand des changements ont été commités, on dit que le dépôt local est en avance sur le dépôt distant. On peut partager les commits vers le dépôt distant grâce à la commande push. Lorsque tous les changements sont commités en local, le dépôt local est dit dans l'état clean. Le dépôt local peut également être considéré clean sans que les changements commités n'aient été partagés sur le dépôt distant.</text:p>
      <text:p text:style-name="P2"/>
      <text:p text:style-name="P2">Quel que soit l'état du dépôt local, on peut vérifier si des modifications ont été opérées par d'autres membres du projet en appelant la commande pull. Si des changements sont constatés, le dépôt local est considéré non à jour et l'on récupère les modifications. Dans tous les cas, après un pull, le dépôt local revient dans l'état précédent la tentative de mise à jour.</text:p>
      <text:p text:style-name="P2"/>
      <text:p text:style-name="P2"/>
      <text:p text:style-name="P4">Question subsidiaire :</text:p>
      <text:p text:style-name="P5"/>
      <text:p text:style-name="P5">On souhaite à présent intégrer la gestion des conflits au diagramme d'états précédent.</text:p>
      <text:p text:style-name="P5">En effet, lors d'un pull, les modifications récupérées sur le dépôt distant peuvent entrer en conflit avec celles du dépôt local. Ce dernier passe alors dans un état de conflit, qui pourra être résolu manuellement par l'utilis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han Passerat-Palmbach</meta:initial-creator>
    <meta:creation-date>2011-11-29T11:30:38</meta:creation-date>
    <dc:date>2011-11-30T15:06:47</dc:date>
    <dc:creator>Jonathan Passerat-Palmbach</dc:creator>
    <meta:editing-duration>PT4H10M19S</meta:editing-duration>
    <meta:editing-cycles>4</meta:editing-cycles>
    <meta:generator>LibreOffice/3.3$Unix LibreOffice_project/330m19$Build-6</meta:generator>
    <meta:document-statistic meta:table-count="0" meta:image-count="0" meta:object-count="0" meta:page-count="1" meta:paragraph-count="8" meta:word-count="301" meta:character-count="1860"/>
  </office:meta>
</office:document-meta>
</file>